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03C3C71310A.jpg" manifest:media-type="image/jpeg"/>
  <manifest:file-entry manifest:full-path="Pictures/10000000000002A50000003C5A5093A2.jpg" manifest:media-type="image/jpeg"/>
  <manifest:file-entry manifest:full-path="Pictures/10000000000003700000003C88514221.jpg" manifest:media-type="image/jpeg"/>
  <manifest:file-entry manifest:full-path="Pictures/10000000000003660000003C6B4CA93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text-properties officeooo:paragraph-rsid="00139e0a"/>
    </style:style>
    <style:style style:name="P2" style:family="paragraph" style:parent-style-name="Text_20_body">
      <style:text-properties style:font-name="DejaVu Sans2"/>
    </style:style>
    <style:style style:name="P3" style:family="paragraph" style:parent-style-name="Text_20_body">
      <style:text-properties style:font-name="Arial"/>
    </style:style>
    <style:style style:name="P4" style:family="paragraph" style:parent-style-name="Text_20_body">
      <style:text-properties style:font-name="Arial" officeooo:rsid="00612163" officeooo:paragraph-rsid="00612163"/>
    </style:style>
    <style:style style:name="P5" style:family="paragraph" style:parent-style-name="Text_20_body">
      <style:text-properties style:font-name="Arial" officeooo:rsid="001f3fb3" officeooo:paragraph-rsid="001f3fb3"/>
    </style:style>
    <style:style style:name="P6" style:family="paragraph" style:parent-style-name="Text_20_body" style:list-style-name="L11">
      <style:text-properties style:font-name="Arial"/>
    </style:style>
    <style:style style:name="P7" style:family="paragraph" style:parent-style-name="Text_20_body" style:list-style-name="L11">
      <style:text-properties style:font-name="Arial" officeooo:paragraph-rsid="007e4ea2"/>
    </style:style>
    <style:style style:name="P8" style:family="paragraph" style:parent-style-name="Text_20_body" style:list-style-name="L11">
      <style:text-properties style:font-name="Arial" officeooo:paragraph-rsid="0057ccc8"/>
    </style:style>
    <style:style style:name="P9" style:family="paragraph" style:parent-style-name="Text_20_body">
      <style:text-properties style:font-name="Arial" fo:font-style="normal" officeooo:rsid="001ec928" officeooo:paragraph-rsid="001ec928" style:font-style-asian="normal" style:font-style-complex="normal"/>
    </style:style>
    <style:style style:name="P10" style:family="paragraph" style:parent-style-name="Text_20_body" style:list-style-name="L12">
      <style:text-properties style:font-name="Arial"/>
    </style:style>
    <style:style style:name="P11" style:family="paragraph" style:parent-style-name="Text_20_body">
      <style:text-properties style:font-name="Arial" officeooo:paragraph-rsid="00272d22"/>
    </style:style>
    <style:style style:name="P12" style:family="paragraph" style:parent-style-name="Text_20_body">
      <style:text-properties style:font-name="Arial" officeooo:paragraph-rsid="005aa878"/>
    </style:style>
    <style:style style:name="P13" style:family="paragraph" style:parent-style-name="Text_20_body">
      <style:text-properties style:font-name="Arial" officeooo:paragraph-rsid="00380653"/>
    </style:style>
    <style:style style:name="P14" style:family="paragraph" style:parent-style-name="Text_20_body" style:list-style-name="L9">
      <style:paragraph-properties fo:line-height="100%"/>
      <style:text-properties style:font-name="Arial" officeooo:paragraph-rsid="00380653"/>
    </style:style>
    <style:style style:name="P15" style:family="paragraph" style:parent-style-name="Text_20_body" style:list-style-name="L10">
      <style:text-properties style:font-name="Arial" officeooo:paragraph-rsid="00380653"/>
    </style:style>
    <style:style style:name="P16" style:family="paragraph" style:parent-style-name="Text_20_body">
      <style:text-properties style:font-name="Arial" officeooo:paragraph-rsid="00400a04"/>
    </style:style>
    <style:style style:name="P17" style:family="paragraph" style:parent-style-name="Text_20_body" style:list-style-name="L4">
      <style:text-properties style:font-name="Arial" officeooo:paragraph-rsid="00400a04"/>
    </style:style>
    <style:style style:name="P18" style:family="paragraph" style:parent-style-name="Text_20_body">
      <style:text-properties style:font-name="Arial" officeooo:rsid="0057ccc8" officeooo:paragraph-rsid="00583915"/>
    </style:style>
    <style:style style:name="P19" style:family="paragraph" style:parent-style-name="Text_20_body">
      <style:text-properties style:font-name="Arial" officeooo:rsid="001c104b" officeooo:paragraph-rsid="00400a04"/>
    </style:style>
    <style:style style:name="P20" style:family="paragraph" style:parent-style-name="Text_20_body" style:list-style-name="L5">
      <style:text-properties style:font-name="Arial" officeooo:paragraph-rsid="00400a04"/>
    </style:style>
    <style:style style:name="P21" style:family="paragraph" style:parent-style-name="Text_20_body" style:list-style-name="WWNum1">
      <style:text-properties style:font-name="Arial" officeooo:paragraph-rsid="00400a04"/>
    </style:style>
    <style:style style:name="P22" style:family="paragraph" style:parent-style-name="Text_20_body" style:list-style-name="L6">
      <style:text-properties style:font-name="Arial" officeooo:paragraph-rsid="00400a04"/>
    </style:style>
    <style:style style:name="P23" style:family="paragraph" style:parent-style-name="Text_20_body">
      <style:text-properties style:font-name="Arial" officeooo:rsid="0018afa7" officeooo:paragraph-rsid="00400a04"/>
    </style:style>
    <style:style style:name="P24" style:family="paragraph" style:parent-style-name="Text_20_body" style:list-style-name="L7">
      <style:text-properties style:font-name="Arial" officeooo:paragraph-rsid="00400a04"/>
    </style:style>
    <style:style style:name="P25" style:family="paragraph" style:parent-style-name="Text_20_body" style:list-style-name="WWNum3">
      <style:text-properties style:font-name="Arial"/>
    </style:style>
    <style:style style:name="P26" style:family="paragraph" style:parent-style-name="Text_20_body" style:list-style-name="WWNum3">
      <style:text-properties style:font-name="Arial" officeooo:paragraph-rsid="004707e7"/>
    </style:style>
    <style:style style:name="P27" style:family="paragraph" style:parent-style-name="Text_20_body">
      <style:text-properties style:font-name="Arial" fo:font-size="11pt" style:font-name-asian="WenQuanYi Zen Hei" style:font-size-asian="11pt" style:font-name-complex="FreeSans1" style:font-size-complex="16pt"/>
    </style:style>
    <style:style style:name="P28" style:family="paragraph" style:parent-style-name="Text_20_body">
      <style:text-properties style:font-name="Arial" officeooo:paragraph-rsid="0057ccc8"/>
    </style:style>
    <style:style style:name="P29" style:family="paragraph" style:parent-style-name="Text_20_body" style:list-style-name="L8">
      <style:paragraph-properties fo:text-align="start" style:justify-single-word="false"/>
      <style:text-properties style:font-name="Arial" officeooo:paragraph-rsid="002f8d19"/>
    </style:style>
    <style:style style:name="P30" style:family="paragraph" style:parent-style-name="Text_20_body" style:list-style-name="L8">
      <style:paragraph-properties fo:margin-left="0in" fo:margin-right="0in" fo:text-indent="-0.25in" style:auto-text-indent="false"/>
      <style:text-properties style:font-name="Arial"/>
    </style:style>
    <style:style style:name="P31" style:family="paragraph" style:list-style-name="L1">
      <style:text-properties style:font-name="Arial"/>
    </style:style>
    <style:style style:name="P32" style:family="paragraph">
      <style:text-properties style:font-name="Arial" fo:language="en" fo:country="US" style:language-asian="zh" style:country-asian="CN" style:language-complex="ar" style:country-complex="SA"/>
    </style:style>
    <style:style style:name="P33" style:family="paragraph" style:list-style-name="L2">
      <style:text-properties style:font-name="Arial" fo:language="en" fo:country="US" style:language-asian="zh" style:country-asian="CN" style:language-complex="ar" style:country-complex="SA"/>
    </style:style>
    <style:style style:name="P34" style:family="paragraph" style:list-style-name="WWNum1">
      <style:text-properties style:font-name="Arial"/>
    </style:style>
    <style:style style:name="P35" style:family="paragraph" style:list-style-name="L3">
      <style:text-properties style:font-name="Arial" fo:font-weight="bold" style:font-weight-asian="bold" style:font-weight-complex="bold"/>
    </style:style>
    <style:style style:name="P36" style:family="paragraph" style:parent-style-name="Heading_20_1">
      <style:paragraph-properties fo:break-before="page"/>
      <style:text-properties style:font-name="Arial"/>
    </style:style>
    <style:style style:name="P37" style:family="paragraph">
      <style:paragraph-properties fo:break-before="page"/>
      <style:text-properties style:font-name="Arial"/>
    </style:style>
    <style:style style:name="P38" style:family="paragraph" style:parent-style-name="Title" style:master-page-name="Standard">
      <style:paragraph-properties style:page-number="auto"/>
      <style:text-properties style:font-name="Arial"/>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Header1">
      <style:text-properties fo:color="#999999" style:font-name="Arial" fo:font-style="normal" style:font-style-asian="normal" style:font-style-complex="normal"/>
    </style:style>
    <style:style style:name="P42" style:family="paragraph" style:parent-style-name="Heading_20_2">
      <style:text-properties style:font-name="Arial"/>
    </style:style>
    <style:style style:name="P43" style:family="paragraph" style:parent-style-name="Heading_20_2" style:list-style-name="WWNum1">
      <style:text-properties style:font-name="Arial"/>
    </style:style>
    <style:style style:name="P44" style:family="paragraph" style:parent-style-name="Heading_20_2" style:list-style-name="WWNum1">
      <style:paragraph-properties fo:break-before="page"/>
      <style:text-properties style:font-name="Arial"/>
    </style:style>
    <style:style style:name="P45" style:family="paragraph">
      <style:paragraph-properties fo:break-before="page"/>
      <style:text-properties style:font-name="Arial"/>
    </style:style>
    <style:style style:name="P46" style:family="paragraph">
      <style:text-properties style:font-name="Arial"/>
    </style:style>
    <style:style style:name="P47" style:family="paragraph" style:list-style-name="WWNum1">
      <style:text-properties style:font-name="Arial"/>
    </style:style>
    <style:style style:name="T1" style:family="text">
      <style:text-properties officeooo:rsid="008bdd8d"/>
    </style:style>
    <style:style style:name="T2" style:family="text">
      <style:text-properties style:font-name="DejaVu Sans2" officeooo:rsid="00139e0a"/>
    </style:style>
    <style:style style:name="T3" style:family="text">
      <style:text-properties fo:font-style="normal" style:font-style-asian="normal" style:font-style-complex="normal"/>
    </style:style>
    <style:style style:name="T4" style:family="text">
      <style:text-properties fo:font-style="normal" officeooo:rsid="0034ab4f" style:font-style-asian="normal" style:font-style-complex="normal"/>
    </style:style>
    <style:style style:name="T5" style:family="text">
      <style:text-properties fo:font-style="normal" officeooo:rsid="003579f8" style:font-style-asian="normal" style:font-style-complex="normal"/>
    </style:style>
    <style:style style:name="T6" style:family="text">
      <style:text-properties fo:font-style="normal" officeooo:rsid="004ad13d"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3316bb" style:font-style-asian="normal" style:font-weight-asian="bold" style:font-style-complex="normal" style:font-weight-complex="bold"/>
    </style:style>
    <style:style style:name="T9" style:family="text">
      <style:text-properties fo:font-style="normal" fo:font-weight="bold" officeooo:rsid="0033a736" style:font-style-asian="normal" style:font-weight-asian="bold" style:font-style-complex="normal" style:font-weight-complex="bold"/>
    </style:style>
    <style:style style:name="T10" style:family="text">
      <style:text-properties fo:font-style="normal" fo:font-weight="bold" officeooo:rsid="0018afa7" style:font-style-asian="normal" style:font-weight-asian="bold" style:font-style-complex="normal" style:font-weight-complex="bold"/>
    </style:style>
    <style:style style:name="T11" style:family="text">
      <style:text-properties fo:font-style="normal" fo:font-weight="bold" officeooo:rsid="00565ad9"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60e3da" style:font-style-asian="normal" style:font-weight-asian="normal" style:font-style-complex="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a8cd" style:font-weight-asian="bold" style:font-weight-complex="bold"/>
    </style:style>
    <style:style style:name="T17" style:family="text">
      <style:text-properties fo:font-weight="bold" officeooo:rsid="00497a08" style:font-weight-asian="bold" style:font-weight-complex="bold"/>
    </style:style>
    <style:style style:name="T18" style:family="text">
      <style:text-properties fo:font-weight="bold" officeooo:rsid="0061216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5a87" style:font-weight-asian="normal" style:font-weight-complex="normal"/>
    </style:style>
    <style:style style:name="T21" style:family="text">
      <style:text-properties fo:font-weight="normal" officeooo:rsid="0060e3da" style:font-weight-asian="normal" style:font-weight-complex="normal"/>
    </style:style>
    <style:style style:name="T22" style:family="text">
      <style:text-properties fo:font-weight="normal" officeooo:rsid="00612163" style:font-weight-asian="normal" style:font-weight-complex="normal"/>
    </style:style>
    <style:style style:name="T23" style:family="text">
      <style:text-properties fo:font-weight="normal" officeooo:rsid="0063aae7" style:font-weight-asian="normal" style:font-weight-complex="normal"/>
    </style:style>
    <style:style style:name="T24" style:family="text">
      <style:text-properties fo:font-weight="normal" officeooo:rsid="007e4ea2" style:font-weight-asian="normal" style:font-weight-complex="normal"/>
    </style:style>
    <style:style style:name="T25" style:family="text">
      <style:text-properties fo:font-weight="normal" officeooo:rsid="007e77f8" style:font-weight-asian="normal" style:font-weight-complex="normal"/>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02ca8cd" style:font-weight-asian="bold" style:font-weight-complex="bold"/>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officeooo:rsid="002f8d19" style:font-weight-asian="normal" style:font-weight-complex="normal"/>
    </style:style>
    <style:style style:name="T31" style:family="text">
      <style:text-properties officeooo:rsid="00152df7"/>
    </style:style>
    <style:style style:name="T32" style:family="text">
      <style:text-properties officeooo:rsid="0018afa7"/>
    </style:style>
    <style:style style:name="T33" style:family="text">
      <style:text-properties officeooo:rsid="00206912"/>
    </style:style>
    <style:style style:name="T34" style:family="text">
      <style:text-properties officeooo:rsid="0021c4ad"/>
    </style:style>
    <style:style style:name="T35" style:family="text">
      <style:text-properties officeooo:rsid="0022c67b"/>
    </style:style>
    <style:style style:name="T36" style:family="text">
      <style:text-properties officeooo:rsid="0024abd9"/>
    </style:style>
    <style:style style:name="T37" style:family="text">
      <style:text-properties officeooo:rsid="00272d22"/>
    </style:style>
    <style:style style:name="T38" style:family="text">
      <style:text-properties officeooo:rsid="00281034"/>
    </style:style>
    <style:style style:name="T39" style:family="text">
      <style:text-properties officeooo:rsid="002ca8cd"/>
    </style:style>
    <style:style style:name="T40" style:family="text">
      <style:text-properties officeooo:rsid="002e7368"/>
    </style:style>
    <style:style style:name="T41" style:family="text">
      <style:text-properties officeooo:rsid="00356843"/>
    </style:style>
    <style:style style:name="T42" style:family="text">
      <style:text-properties style:text-position="0% 100%"/>
    </style:style>
    <style:style style:name="T43" style:family="text">
      <style:text-properties style:text-position="0% 100%" fo:font-weight="bold" style:font-weight-asian="bold" style:font-weight-complex="bold"/>
    </style:style>
    <style:style style:name="T44" style:family="text">
      <style:text-properties style:text-position="0% 100%" fo:font-weight="bold" officeooo:rsid="0031b04c" style:font-weight-asian="bold" style:font-weight-complex="bold"/>
    </style:style>
    <style:style style:name="T45" style:family="text">
      <style:text-properties style:text-position="0% 100%" fo:font-style="italic" style:font-style-asian="italic" style:font-style-complex="italic"/>
    </style:style>
    <style:style style:name="T46" style:family="text">
      <style:text-properties style:text-position="0% 100%" fo:font-style="italic" officeooo:rsid="0036f457" style:font-style-asian="italic" style:font-style-complex="italic"/>
    </style:style>
    <style:style style:name="T47" style:family="text">
      <style:text-properties style:text-position="0% 100%" fo:font-style="italic" style:text-underline-style="none" fo:font-weight="normal" style:font-style-asian="italic" style:font-weight-asian="normal" style:font-style-complex="italic" style:font-weight-complex="normal"/>
    </style:style>
    <style:style style:name="T48" style:family="text">
      <style:text-properties style:text-position="0% 100%" fo:font-weight="normal" style:font-weight-asian="normal" style:font-weight-complex="normal"/>
    </style:style>
    <style:style style:name="T49" style:family="text">
      <style:text-properties style:text-position="0% 100%" fo:font-style="normal" officeooo:rsid="0036f457" style:font-style-asian="normal" style:font-style-complex="normal"/>
    </style:style>
    <style:style style:name="T50" style:family="text">
      <style:text-properties style:text-position="0% 100%" officeooo:rsid="0031b04c"/>
    </style:style>
    <style:style style:name="T51" style:family="text">
      <style:text-properties officeooo:rsid="003d110a"/>
    </style:style>
    <style:style style:name="T52" style:family="text">
      <style:text-properties officeooo:rsid="003eaa0f"/>
    </style:style>
    <style:style style:name="T53" style:family="text">
      <style:text-properties officeooo:rsid="00400a04"/>
    </style:style>
    <style:style style:name="T54" style:family="text">
      <style:text-properties officeooo:rsid="0043d314"/>
    </style:style>
    <style:style style:name="T55" style:family="text">
      <style:text-properties officeooo:rsid="004c9fa0"/>
    </style:style>
    <style:style style:name="T56" style:family="text">
      <style:text-properties officeooo:rsid="00583915"/>
    </style:style>
    <style:style style:name="T57" style:family="text">
      <style:text-properties officeooo:rsid="00596270"/>
    </style:style>
    <style:style style:name="T58" style:family="text">
      <style:text-properties officeooo:rsid="005aa878"/>
    </style:style>
    <style:style style:name="T59" style:family="text">
      <style:text-properties officeooo:rsid="00612163"/>
    </style:style>
    <style:style style:name="T60" style:family="text">
      <style:text-properties officeooo:rsid="0064539c"/>
    </style:style>
    <style:style style:name="T61" style:family="text">
      <style:text-properties officeooo:rsid="00887bb9"/>
    </style:style>
    <style:style style:name="T62" style:family="text">
      <style:text-properties style:font-name="Arial"/>
    </style:style>
    <style:style style:name="T63" style:family="text">
      <style:text-properties style:font-name="Arial" officeooo:rsid="00605390"/>
    </style:style>
    <style:style style:name="T64" style:family="text">
      <style:text-properties style:font-name="Arial" officeooo:rsid="008bdd8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38"><text:bookmark-start text:name="__DdeLink__1041_904934803"/>MolView manual</text:p>
      <text:p text:style-name="P3"/>
      <text:p text:style-name="P3">This is the manual for MolView version 2.<text:span text:style-name="T1">4</text:span></text:p>
      <text:p text:style-name="Text_20_body"><text:span text:style-name="T62">MolView </text:span><text:span text:style-name="T63">is a free web application hosted on</text:span><text:span text:style-name="T62"> </text:span><text:a xlink:type="simple" xlink:href="http://molview.org/" text:style-name="Internet_20_link" text:visited-style-name="Visited_20_Internet_20_Link"><text:span text:style-name="Internet_20_link"><text:span text:style-name="T62">molview.org</text:span></text:span></text:a></text:p>
      <text:p text:style-name="Text_20_body"><text:span text:style-name="T62">You can contact </text:span><text:a xlink:type="simple" xlink:href="mailto:support@molview.org" text:style-name="Internet_20_link" text:visited-style-name="Visited_20_Internet_20_Link"><text:span text:style-name="T64">support@molview.org</text:span></text:a><text:span text:style-name="T62"> if you have any questions</text:span></text:p>
      <text:p text:style-name="Text_20_body"><text:span text:style-name="Internet_20_link"><text:span text:style-name="T6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110_922533367" text:style-name="Index_20_Link" text:visited-style-name="Index_20_Link">1. Drawing structural formulas<text:tab/>2</text:a></text:p>
          <text:p text:style-name="P40"><text:a xlink:type="simple" xlink:href="#__RefHeading__1038_402398025" text:style-name="Index_20_Link" text:visited-style-name="Index_20_Link">Top toolbar<text:tab/>2</text:a></text:p>
          <text:p text:style-name="P40"><text:a xlink:type="simple" xlink:href="#__RefHeading__1040_402398025" text:style-name="Index_20_Link" text:visited-style-name="Index_20_Link">Left toolbar<text:tab/>3</text:a></text:p>
          <text:p text:style-name="P40"><text:a xlink:type="simple" xlink:href="#__RefHeading__1042_402398025" text:style-name="Index_20_Link" text:visited-style-name="Index_20_Link">Right toolbar<text:tab/>3</text:a></text:p>
          <text:p text:style-name="P39"><text:a xlink:type="simple" xlink:href="#__RefHeading__118_922533367" text:style-name="Index_20_Link" text:visited-style-name="Index_20_Link">2. Finding structures<text:tab/>4</text:a></text:p>
          <text:p text:style-name="P39"><text:a xlink:type="simple" xlink:href="#__RefHeading__927_2056605930" text:style-name="Index_20_Link" text:visited-style-name="Index_20_Link">3. Tools<text:tab/>5</text:a></text:p>
          <text:p text:style-name="P40"><text:a xlink:type="simple" xlink:href="#__RefHeading__132_922533367" text:style-name="Index_20_Link" text:visited-style-name="Index_20_Link">Link<text:tab/>5</text:a></text:p>
          <text:p text:style-name="P40"><text:a xlink:type="simple" xlink:href="#__RefHeading__134_922533367" text:style-name="Index_20_Link" text:visited-style-name="Index_20_Link">Export<text:tab/>5</text:a></text:p>
          <text:p text:style-name="P40"><text:a xlink:type="simple" xlink:href="#__RefHeading__136_922533367" text:style-name="Index_20_Link" text:visited-style-name="Index_20_Link">Information card<text:tab/>5</text:a></text:p>
          <text:p text:style-name="P40"><text:a xlink:type="simple" xlink:href="#__RefHeading__538_1037051591" text:style-name="Index_20_Link" text:visited-style-name="Index_20_Link">Spectroscopy<text:tab/>5</text:a></text:p>
          <text:p text:style-name="P40"><text:a xlink:type="simple" xlink:href="#__RefHeading__1401_1303579859" text:style-name="Index_20_Link" text:visited-style-name="Index_20_Link">3D model resource<text:tab/>5</text:a></text:p>
          <text:p text:style-name="P40"><text:a xlink:type="simple" xlink:href="#__RefHeading__138_922533367" text:style-name="Index_20_Link" text:visited-style-name="Index_20_Link">Advanced search<text:tab/>6</text:a></text:p>
          <text:p text:style-name="P39"><text:a xlink:type="simple" xlink:href="#__RefHeading__140_922533367" text:style-name="Index_20_Link" text:visited-style-name="Index_20_Link">4. Spectroscopy<text:tab/>7</text:a></text:p>
          <text:p text:style-name="P40"><text:a xlink:type="simple" xlink:href="#__RefHeading__540_1037051591" text:style-name="Index_20_Link" text:visited-style-name="Index_20_Link">Export data<text:tab/>7</text:a></text:p>
          <text:p text:style-name="P39"><text:a xlink:type="simple" xlink:href="#__RefHeading__929_2056605930" text:style-name="Index_20_Link" text:visited-style-name="Index_20_Link">5. 3D model<text:tab/>8</text:a></text:p>
          <text:p text:style-name="P40"><text:a xlink:type="simple" xlink:href="#__RefHeading__122_922533367" text:style-name="Index_20_Link" text:visited-style-name="Index_20_Link">Reset<text:tab/>8</text:a></text:p>
          <text:p text:style-name="P40"><text:a xlink:type="simple" xlink:href="#__RefHeading__124_922533367" text:style-name="Index_20_Link" text:visited-style-name="Index_20_Link">Representation<text:tab/>8</text:a></text:p>
          <text:p text:style-name="P40"><text:a xlink:type="simple" xlink:href="#__RefHeading__789_1874348362" text:style-name="Index_20_Link" text:visited-style-name="Index_20_Link">Background<text:tab/>8</text:a></text:p>
          <text:p text:style-name="P40"><text:a xlink:type="simple" xlink:href="#__RefHeading__126_922533367" text:style-name="Index_20_Link" text:visited-style-name="Index_20_Link">Engines<text:tab/>8</text:a></text:p>
          <text:p text:style-name="P40"><text:a xlink:type="simple" xlink:href="#__RefHeading__536_1037051591" text:style-name="Index_20_Link" text:visited-style-name="Index_20_Link">Model transformation<text:tab/>9</text:a></text:p>
          <text:p text:style-name="P40"><text:a xlink:type="simple" xlink:href="#__RefHeading__128_922533367" text:style-name="Index_20_Link" text:visited-style-name="Index_20_Link">Crystallography<text:tab/>9</text:a></text:p>
          <text:p text:style-name="P40"><text:a xlink:type="simple" xlink:href="#__RefHeading__1403_1303579859" text:style-name="Index_20_Link" text:visited-style-name="Index_20_Link">Fog and clipping<text:tab/>9</text:a></text:p>
          <text:p text:style-name="P39"><text:a xlink:type="simple" xlink:href="#__RefHeading__933_2056605930" text:style-name="Index_20_Link" text:visited-style-name="Index_20_Link">6. Protein display<text:tab/>10</text:a></text:p>
          <text:p text:style-name="P40"><text:a xlink:type="simple" xlink:href="#__RefHeading__542_1037051591" text:style-name="Index_20_Link" text:visited-style-name="Index_20_Link">Show bio assembly<text:tab/>10</text:a></text:p>
          <text:p text:style-name="P40"><text:a xlink:type="simple" xlink:href="#__RefHeading__935_2056605930" text:style-name="Index_20_Link" text:visited-style-name="Index_20_Link">Chain representation<text:tab/>10</text:a></text:p>
          <text:p text:style-name="P40"><text:a xlink:type="simple" xlink:href="#__RefHeading__546_1037051591" text:style-name="Index_20_Link" text:visited-style-name="Index_20_Link">Chain coloring<text:tab/>10</text:a></text:p>
          <text:p text:style-name="P39"><text:a xlink:type="simple" xlink:href="#__RefHeading__430_1037051591" text:style-name="Index_20_Link" text:visited-style-name="Index_20_Link">7. Advanced Jmol tools<text:tab/>11</text:a></text:p>
          <text:p text:style-name="P40"><text:a xlink:type="simple" xlink:href="#__RefHeading__548_1037051591" text:style-name="Index_20_Link" text:visited-style-name="Index_20_Link">Clear<text:tab/>11</text:a></text:p>
          <text:p text:style-name="P40"><text:a xlink:type="simple" xlink:href="#__RefHeading__937_2056605930" text:style-name="Index_20_Link" text:visited-style-name="Index_20_Link">High Quality<text:tab/>11</text:a></text:p>
          <text:p text:style-name="P40"><text:a xlink:type="simple" xlink:href="#__RefHeading__550_1037051591" text:style-name="Index_20_Link" text:visited-style-name="Index_20_Link">Calculations<text:tab/>11</text:a></text:p>
          <text:p text:style-name="P40"><text:a xlink:type="simple" xlink:href="#__RefHeading__552_1037051591" text:style-name="Index_20_Link" text:visited-style-name="Index_20_Link">Measurement<text:tab/>11</text:a></text:p>
        </text:index-body>
      </text:table-of-content>
      <text:p text:style-name="P2"/>
      <text:h text:style-name="P36" text:outline-level="1"><text:bookmark-start text:name="_Toc7433664"/><text:bookmark-start text:name="__RefHeading__110_922533367"/>1. Drawing structural formulas<text:bookmark-end text:name="_Toc7433664"/><text:bookmark-end text:name="__RefHeading__110_922533367"/></text:h>
      <text:p text:style-name="P3">MolView consists of two main parts, a structural formula editor and a 3D model viewer. The structural formula editor is surround by three toolbars which contain the tools you can use in the editor. Once you’ve drawn a molecule, you can click the 2D to 3D button to convert the molecule into a 3D model which is then displayed in the viewer. Below is a list of all sketch tools.</text:p>
      <text:h text:style-name="P42" text:outline-level="2"><text:bookmark-start text:name="__RefHeading__1038_402398025"/>Top toolbar<text:bookmark-end text:name="__RefHeading__1038_402398025"/></text:h>
      <text:p text:style-name="P3"><draw:frame draw:style-name="fr1" draw:name="Image2" text:anchor-type="paragraph" svg:y="0.1043in" svg:width="6.6929in" svg:height="0.461in" draw:z-index="3"><draw:image xlink:href="Pictures/10000000000003660000003C6B4CA935.jpg" xlink:type="simple" xlink:show="embed" xlink:actuate="onLoad"/></draw:frame></text:p>
      <text:list xml:id="list1425732793939938310" text:style-name="L1">
        <text:list-item>
          <text:p><text:span text:style-name="T15">Trash:</text:span> clear the entire canvas</text:p>
        </text:list-item>
        <text:list-item>
          <text:p><text:span text:style-name="T15">Eraser:</text:span> erase atoms, bonds or the current selection</text:p>
        </text:list-item>
        <text:list-item>
          <text:p><text:span text:style-name="T15">Undo/redo:</text:span> undo or redo your recent changes</text:p>
        </text:list-item>
        <text:list-item>
          <text:p><text:span text:style-name="T15">Selection tools:</text:span> all these tool can be used to drag the current selection or individual atoms and bonds. You can add/remove atoms and bonds to the selection by clicking them. If you have selected a separate fragment, you can rotate it by dragging an atom in the selection. You can delete the selection using the DEL key or using the eraser tool. Each tool has different behavior for the right mouse button:</text:p>
          <text:list>
            <text:list-item>
              <text:p><text:span text:style-name="T15">Drag:</text:span> move the entire molecule (you can already use the left mouse button for this)</text:p>
            </text:list-item>
            <text:list-item>
              <text:p><text:span text:style-name="T15">Rectangle select:</text:span> select atoms and bonds using a rectangular selection area</text:p>
            </text:list-item>
            <text:list-item>
              <text:p><text:span text:style-name="T15">Lasso select:</text:span> select atoms and bonds by drawing a freehand selection area</text:p>
            </text:list-item>
          </text:list>
        </text:list-item>
        <text:list-item>
          <text:p><text:span text:style-name="T15">Color mode:</text:span> display atoms and bonds using colors</text:p>
        </text:list-item>
        <text:list-item>
          <text:p><text:span text:style-name="T15">Full mode:</text:span> displays all C and H atoms instead of skeleton display</text:p>
        </text:list-item>
        <text:list-item>
          <text:p><text:span text:style-name="T15">Center:</text:span> centers the whole molecule</text:p>
        </text:list-item>
        <text:list-item>
          <text:p><text:span text:style-name="T15">Clean:</text:span> cleans the structural formula using an external service</text:p>
        </text:list-item>
        <text:list-item>
          <text:p><text:span text:style-name="T15">2D to 3D:</text:span> converts the structural formula into a 3D model</text:p>
        </text:list-item>
      </text:list>
      <text:h text:style-name="P42" text:outline-level="2"/>
      <text:h text:outline-level="2"><text:bookmark-start text:name="__RefHeading__1040_402398025"/>Left toolbar<text:bookmark-end text:name="__RefHeading__1040_402398025"/></text:h>
      <text:p text:style-name="P3"><draw:frame draw:style-name="fr1" draw:name="Image3" text:anchor-type="paragraph" svg:y="0.1146in" svg:width="6.6929in" svg:height="0.4563in" draw:z-index="1"><draw:image xlink:href="Pictures/10000000000003700000003C88514221.jpg" xlink:type="simple" xlink:show="embed" xlink:actuate="onLoad"/></draw:frame></text:p>
      <text:list xml:id="list8980560287641902110" text:style-name="L2">
        <text:list-item>
          <text:p><text:span text:style-name="T15">Bonds:</text:span> pick one of the bond types (single, double, triple, up, down) and add or modify bonds</text:p>
        </text:list-item>
        <text:list-item>
          <text:p><text:span text:style-name="T15">Fragments:</text:span> pick one of the fragments (benzene, cyclopropane, etc.) and add fragments</text:p>
        </text:list-item>
        <text:list-item>
          <text:p><text:span text:style-name="T15">Chain:</text:span> create a chain of carbon atoms</text:p>
        </text:list-item>
        <text:list-item>
          <text:p><text:span text:style-name="T15">Charge:</text:span> increment (+) or decrement (-) the charge of atoms</text:p>
        </text:list-item>
      </text:list>
      <text:p/>
      <text:h text:style-name="P42" text:outline-level="2"><text:bookmark-start text:name="__RefHeading__1042_402398025"/>Right toolbar<text:bookmark-end text:name="__RefHeading__1042_402398025"/></text:h>
      <text:p><draw:frame draw:style-name="fr1" draw:name="Image4" text:anchor-type="paragraph" svg:y="0.1146in" svg:width="5.2in" svg:height="0.4598in" draw:z-index="2"><draw:image xlink:href="Pictures/10000000000002A50000003C5A5093A2.jpg" xlink:type="simple" xlink:show="embed" xlink:actuate="onLoad"/></draw:frame></text:p>
      <text:p>In this toolbar you can select from a number of elements, you can also pick an element from the periodic table using the last button. You can use the element to create new atoms or modify existing atoms.</text:p>
      <text:h text:style-name="P36" text:outline-level="1"><text:bookmark-start text:name="_Toc987015551"/><text:bookmark-start text:name="__RefHeading__118_922533367"/>2. Finding structures<text:bookmark-end text:name="_Toc987015551"/><text:bookmark-end text:name="__RefHeading__118_922533367"/></text:h>
      <text:p text:style-name="P3"><draw:frame draw:style-name="fr1" draw:name="Image1" text:anchor-type="paragraph" svg:y="0.0972in" svg:width="3.8201in" svg:height="0.4in" draw:z-index="0"><draw:image xlink:href="Pictures/100000000000023B0000003C3C71310A.jpg" xlink:type="simple" xlink:show="embed" xlink:actuate="onLoad"/></draw:frame></text:p>
      <text:p text:style-name="P3">You can load molecules from large databases like PubChem and RCSB using the search form located on the left side of the menu-bar. Just type what you are looking for and a list of available molecules will appear.</text:p>
      <text:p text:style-name="P3">You can also click on the dropdown button next to the search field to select a specific database. This will perform a more extensive search on the selected database. Currently, three big databases are supported:</text:p>
      <text:list xml:id="list383946154737148224" text:style-name="L3">
        <text:list-item>
          <text:p>PubChem</text:p>
        </text:list-item>
        <text:list-item>
          <text:p>The RCSB Protein Data Bank</text:p>
        </text:list-item>
        <text:list-item>
          <text:p>The Crystallography Open Database</text:p>
        </text:list-item>
      </text:list>
      <text:h text:style-name="P36" text:outline-level="1"><text:bookmark-start text:name="__RefHeading__927_2056605930"/>3<text:bookmark-start text:name="_Toc171877329"/>. Tools<text:bookmark-end text:name="__RefHeading__927_2056605930"/><text:bookmark-end text:name="_Toc171877329"/></text:h>
      <text:list xml:id="list5226707354039974910" text:style-name="WWNum1">
        <text:list-item>
          <text:p>The Tools menu contains several utility functions which are listed below.</text:p>
          <text:list>
            <text:list-item>
              <text:h text:style-name="P43" text:outline-level="2"><text:bookmark-start text:name="_Toc1454740679"/><text:bookmark-start text:name="__RefHeading__132_922533367"/>Link<text:bookmark-end text:name="_Toc1454740679"/><text:bookmark-end text:name="__RefHeading__132_922533367"/></text:h>
            </text:list-item>
          </text:list>
        </text:list-item>
      </text:list>
      <text:p text:style-name="P3">You can embed or share a specific compound, macromolecule or crystal using the provided URL or HTML code. Note that the linked structure is the one which is currently displayed in the model window. You can also copy the URL from the address bar in order to link to the current structure.</text:p>
      <text:list xml:id="list152523788485101" text:continue-numbering="true" text:style-name="WWNum1">
        <text:list-item>
          <text:list>
            <text:list-item>
              <text:h text:style-name="P43" text:outline-level="2"><text:bookmark-start text:name="_Toc1016519789"/><text:bookmark-start text:name="__RefHeading__134_922533367"/>Export<text:bookmark-end text:name="_Toc1016519789"/><text:bookmark-end text:name="__RefHeading__134_922533367"/></text:h>
            </text:list-item>
          </text:list>
        </text:list-item>
      </text:list>
      <text:p text:style-name="P16">Export options:</text:p>
      <text:list xml:id="list7666613973318665109" text:style-name="L4">
        <text:list-item>
          <text:p text:style-name="P17"><text:span text:style-name="T15">Structural formula image:</text:span> <text:span text:style-name="T41">sketcher</text:span> snapshot <text:span text:style-name="T3">(</text:span><text:span text:style-name="T5">PNG with alpha channel</text:span><text:span text:style-name="T3">)</text:span></text:p>
        </text:list-item>
        <text:list-item>
          <text:p text:style-name="P17"><text:span text:style-name="T15">3D model image:</text:span> <text:span text:style-name="T41">model </text:span>snapshot <text:span text:style-name="T3">(</text:span><text:span text:style-name="T5">PNG, </text:span><text:span text:style-name="T3"><text:s/></text:span><text:span text:style-name="T5">alpha channel</text:span><text:span text:style-name="T3"> in </text:span><text:span text:style-name="T4">G</text:span><text:span text:style-name="T6">L</text:span><text:span text:style-name="T4">mol and ChemDoodle)</text:span></text:p>
        </text:list-item>
        <text:list-item>
          <text:p text:style-name="P17"><text:span text:style-name="T15">SDF file:</text:span> MDL Molfile from the 3D model <text:span text:style-name="T7">(</text:span><text:span text:style-name="T8">c</text:span><text:span text:style-name="T7">ommon molecule</text:span><text:span text:style-name="T8">s</text:span><text:span text:style-name="T7">)</text:span></text:p>
        </text:list-item>
        <text:list-item>
          <text:p text:style-name="P17"><text:span text:style-name="T15">PDB file: </text:span>Protein Data Bank file from the 3D model <text:span text:style-name="T7">(macromolecule</text:span><text:span text:style-name="T9">s</text:span><text:span text:style-name="T7">)</text:span></text:p>
        </text:list-item>
        <text:list-item>
          <text:p text:style-name="P17"><text:span text:style-name="T15">CIF file:</text:span> Crystallographic Information File from the 3D model <text:span text:style-name="T7">(</text:span><text:span text:style-name="T8">c</text:span><text:span text:style-name="T7">rystal structure</text:span><text:span text:style-name="T8">s</text:span><text:span text:style-name="T7">)</text:span></text:p>
        </text:list-item>
      </text:list>
      <text:list xml:id="list152524065135238" text:continue-list="list152523788485101" text:style-name="WWNum1">
        <text:list-item>
          <text:list>
            <text:list-item>
              <text:h text:style-name="P43"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P16">This collects and displays information about the current structural formula <text:span text:style-name="T32">(loaded from the Sketcher)</text:span> You can also find a database reference for the current 3D model.</text:p>
      <text:list xml:id="list152522947818632" text:continue-numbering="true" text:style-name="WWNum1">
        <text:list-item>
          <text:list>
            <text:list-item>
              <text:h text:style-name="P43"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P16">This shows a <text:span text:style-name="T32">new layer</text:span> where you can view <text:span text:style-name="T32">molecular </text:span>spectra <text:span text:style-name="T32">of</text:span> the <text:span text:style-name="T32">current </text:span>structural formula <text:span text:style-name="T32">(loaded from the Sketcher) More details are covered in the Spectroscopy chapter.</text:span></text:p>
      <text:h text:style-name="P42" text:outline-level="2"><text:bookmark-start text:name="__RefHeading__1401_1303579859"/>3D model resource<text:bookmark-end text:name="__RefHeading__1401_1303579859"/></text:h>
      <text:p text:style-name="P18">This redirects you to the <text:span text:style-name="T56">web-page</text:span> <text:span text:style-name="T56">for the current 3D model on the website</text:span> of <text:span text:style-name="T56">its</text:span> source database <text:span text:style-name="T56">(except when the model is resolved using the Chemical Identifier Resolver)</text:span></text:p>
      <text:list xml:id="list152522592411868" text:continue-numbering="true" text:style-name="WWNum1">
        <text:list-item>
          <text:list>
            <text:list-item>
              <text:h text:style-name="P44"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P19">These <text:span text:style-name="T57">functions</text:span> allow you to perform some advanced searches through the PubChem database using the structural formula from the sketcher.</text:p>
      <text:list xml:id="list6770599433954503132" text:style-name="L5">
        <text:list-item>
          <text:p text:style-name="P20"><text:span text:style-name="T15">Similarity search:</text:span> search for compounds with a similar structural formula</text:p>
        </text:list-item>
        <text:list-item>
          <text:p text:style-name="P20"><text:span text:style-name="T15">Substructure search:</text:span> search for compounds with the current structure as subset</text:p>
        </text:list-item>
        <text:list-item>
          <text:p text:style-name="P20"><text:span text:style-name="T15">Superstructure search:</text:span> search for compounds with the current structure as superset</text:p>
        </text:list-item>
      </text:list>
      <text:list xml:id="list152522412222184" text:continue-list="list152522592411868" text:style-name="WWNum1">
        <text:list-item>
          <text:p text:style-name="P21"/>
        </text:list-item>
      </text:list>
      <text:h text:style-name="P36" text:outline-level="1"><text:bookmark-start text:name="__RefHeading__140_922533367"/><text:span text:style-name="T53">4</text:span><text:bookmark-start text:name="_Toc669468224"/>. Spectroscopy<text:bookmark-end text:name="__RefHeading__140_922533367"/><text:bookmark-end text:name="_Toc669468224"/></text:h>
      <text:p text:style-name="P16"><text:span text:style-name="T32">You can open the</text:span> Spectroscopy <text:span text:style-name="T51">view via</text:span> <text:span text:style-name="T17">Tools</text:span><text:span text:style-name="T7"> </text:span><text:span text:style-name="T10">&gt; Spectro</text:span><text:span text:style-name="T11">s</text:span><text:span text:style-name="T10">copy</text:span>. <text:span text:style-name="T32">You can view three kinds of molecular spectra.</text:span></text:p>
      <text:list xml:id="list5433509372060826987" text:style-name="L6">
        <text:list-item>
          <text:p text:style-name="P22">Mass spectrum</text:p>
        </text:list-item>
        <text:list-item>
          <text:p text:style-name="P22">IR spectrum</text:p>
        </text:list-item>
        <text:list-item>
          <text:p text:style-name="P22">H1-NMR prediction</text:p>
        </text:list-item>
      </text:list>
      <text:list xml:id="list152522552597446" text:continue-list="list152522412222184" text:style-name="WWNum1">
        <text:list-item>
          <text:list>
            <text:list-item>
              <text:h text:style-name="P43"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P23">You can also export different kinds of data from the currently selected spectrum.</text:p>
      <text:list xml:id="list4298660105298168543" text:style-name="L7">
        <text:list-item>
          <text:p text:style-name="P24"><text:span text:style-name="T15">PNG image:</text:span> snapshot from interactive spectrum</text:p>
        </text:list-item>
        <text:list-item>
          <text:p text:style-name="P24"><text:span text:style-name="T15">JCAMP file:</text:span> JCAMP-DX file of the current spectrum</text:p>
        </text:list-item>
      </text:list>
      <text:h text:style-name="P36" text:outline-level="1"><text:bookmark-start text:name="__RefHeading__929_2056605930"/><text:span text:style-name="T53">5</text:span><text:bookmark-start text:name="_Toc1355817393"/>. 3D model<text:bookmark-end text:name="__RefHeading__929_2056605930"/><text:bookmark-end text:name="_Toc1355817393"/></text:h>
      <text:p text:style-name="P3"><text:span text:style-name="T52">The</text:span> <text:span text:style-name="T7">Model</text:span> menu <text:span text:style-name="T52">contains some general functions for the 3D model</text:span>.</text:p>
      <text:list xml:id="list152522427913973" text:continue-list="list152522552597446" text:style-name="WWNum1">
        <text:list-item>
          <text:list>
            <text:list-item>
              <text:h text:style-name="P43" text:outline-level="2"><text:bookmark-start text:name="_Toc190619814"/><text:bookmark-start text:name="__RefHeading__122_922533367"/>Reset<text:bookmark-end text:name="_Toc190619814"/><text:bookmark-end text:name="__RefHeading__122_922533367"/></text:h>
            </text:list-item>
          </text:list>
        </text:list-item>
      </text:list>
      <text:p text:style-name="P3">This function sets the model position, zoom and rotation back to default.</text:p>
      <text:list xml:id="list152523414012624" text:continue-numbering="true" text:style-name="WWNum1">
        <text:list-item>
          <text:list>
            <text:list-item>
              <text:h text:style-name="P43"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152523825091866" text:continue-numbering="true" text:style-name="WWNum1">
        <text:list-item>
          <text:list>
            <text:list-item>
              <text:h text:style-name="P43"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P3">You can switch between a black, <text:span text:style-name="T31">gray or</text:span> white background. The default background is black (exported images from GLmol or ChemDoodle have a transparent background)</text:p>
      <text:list xml:id="list152523949555256" text:continue-numbering="true" text:style-name="WWNum1">
        <text:list-item>
          <text:list>
            <text:list-item>
              <text:h text:style-name="P43" text:outline-level="2"><text:bookmark-start text:name="_Toc1475085334"/><text:bookmark-start text:name="__RefHeading__126_922533367"/>Engines<text:bookmark-end text:name="_Toc1475085334"/><text:bookmark-end text:name="__RefHeading__126_922533367"/></text:h>
            </text:list-item>
          </text:list>
        </text:list-item>
      </text:list>
      <text:p text:style-name="P3">You can choose from three different render engines: <text:span text:style-name="T7">GLmol</text:span>, <text:span text:style-name="T15">Jmol</text:span> and <text:span text:style-name="T15">ChemDoodle</text:span>. GLmol is used as default render engine. GLmol and ChemDoodle are based on WebGL, a browser technology to support 3D graphics. If WebGL is not available in your browser, Jmol <text:span text:style-name="T61">will</text:span> be used for all rendering.</text:p>
      <text:p text:style-name="P3">MolView automatically switches to:</text:p>
      <text:list xml:id="list7118520262077912743" text:style-name="WWNum3">
        <text:list-item>
          <text:p text:style-name="P25"><text:span text:style-name="T15">Jmol</text:span> if you execute functions from the Jmol menu</text:p>
        </text:list-item>
        <text:list-item>
          <text:p text:style-name="P26"><text:span text:style-name="T15">GLmol</text:span><text:span text:style-name="T19"> if you load macromolecules and WebGL is availabl</text:span><text:span text:style-name="T14">e (due to significant higher performance)</text:span></text:p>
        </text:list-item>
        <text:list-item>
          <text:p text:style-name="P26"><text:span text:style-name="T15">ChemDoodle</text:span> <text:span text:style-name="T3">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19">ChemDoodle provides the finest display. You should, however, </text:span>avoid using ChemDoodle for very large macromolecules<text:span text:style-name="T19">.</text:span></text:p>
      <text:list xml:id="list152522391033781" text:continue-list="list152523949555256" text:style-name="WWNum1">
        <text:list-item>
          <text:list>
            <text:list-item>
              <text:h text:style-name="P44"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P27">You can rotate, <text:span text:style-name="T38">pan</text:span> and zoom the 3D mode<text:span text:style-name="T39">l</text:span>. Use the right button for rotation, the middle button for translation (except for ChemDoodle) and the scrollwheel for zooming. On touch devices, you can rotate the model <text:span text:style-name="T40">with one finger</text:span> and scale the model using <text:span text:style-name="T40">two fingers</text:span>.</text:p>
      <text:list xml:id="list152523424442054" text:continue-numbering="true" text:style-name="WWNum1">
        <text:list-item>
          <text:list>
            <text:list-item>
              <text:h text:style-name="P43"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P28">You can load an array of crystal cells (2x2x2 or 1x3x3) or a single unit cell when viewing crystal structures.</text:p>
      <text:h text:style-name="P42" text:outline-level="2"><text:bookmark-start text:name="_Toc482609496"/><text:bookmark-start text:name="__RefHeading__1403_1303579859"/>Fog and clipping<text:bookmark-end text:name="_Toc482609496"/><text:bookmark-end text:name="__RefHeading__1403_1303579859"/></text:h>
      <text:list xml:id="list2593572881385436191" text:style-name="L8">
        <text:list-item>
          <text:list>
            <text:list-header>
              <text:p text:style-name="P30"><text:span text:style-name="T26">When you are viewing large structures, like proteins, it</text:span> <text:span text:style-name="T26">can be </text:span>useful<text:span text:style-name="T26"> to hide a certain part using fog or a clipping plane. GLmol offers a few options to do this.</text:span></text:p>
            </text:list-header>
          </text:list>
        </text:list-item>
        <text:list-item>
          <text:p text:style-name="P29"><text:span text:style-name="T27">Fog:</text:span><text:span text:style-name="T29"> </text:span><text:span text:style-name="T26">you can move the fog forward by dragging the mouse </text:span><text:span text:style-name="T27">up</text:span><text:span text:style-name="T26"> while holding </text:span><text:span text:style-name="T15">CTRL </text:span><text:span text:style-name="T16">+ </text:span><text:span text:style-name="T15">SHIFT</text:span><text:span text:style-name="T19"> (</text:span><text:span text:style-name="T30">drag in the opposite direction to move the fog backward</text:span><text:span text:style-name="T19">)</text:span></text:p>
        </text:list-item>
        <text:list-item>
          <text:p text:style-name="P29"><text:span text:style-name="T27">Clipping plane:</text:span><text:span text:style-name="T29"> you can move a frontal clipping plane into the structure by dragging the mouse to the </text:span><text:span text:style-name="T27">left</text:span><text:span text:style-name="T29"> while holding </text:span><text:span text:style-name="T27">CTRL </text:span><text:span text:style-name="T28">+</text:span><text:span text:style-name="T27"> SHIFT </text:span><text:span text:style-name="T29">(</text:span><text:span text:style-name="T30">drag in the opposite direction to move the clipping plane back</text:span><text:span text:style-name="T29">)</text:span></text:p>
        </text:list-item>
      </text:list>
      <text:h text:style-name="P36" text:outline-level="1"><text:bookmark-start text:name="_Toc1290679725"/><text:bookmark-start text:name="__RefHeading__933_2056605930"/>6. <text:span text:style-name="T37">Protein</text:span> display<text:bookmark-end text:name="_Toc1290679725"/><text:bookmark-end text:name="__RefHeading__933_2056605930"/></text:h>
      <text:p text:style-name="P11"><text:span text:style-name="T59">The </text:span><text:span text:style-name="T18">Protein </text:span><text:span text:style-name="T22">menu offers </text:span><text:span text:style-name="T59">a number of protein display settings including different color schemes and different chain representations</text:span>.</text:p>
      <text:list xml:id="list152523240764810" text:continue-list="list152523424442054" text:style-name="WWNum1">
        <text:list-item>
          <text:list>
            <text:list-item>
              <text:h text:style-name="P43" text:outline-level="2"><text:bookmark-start text:name="__RefHeading__542_1037051591"/><text:span text:style-name="T58">Show bio</text:span><text:bookmark-start text:name="_Toc1648538615"/> <text:bookmark-end text:name="_Toc1648538615"/>assembly<text:bookmark-end text:name="__RefHeading__542_1037051591"/></text:h>
            </text:list-item>
          </text:list>
        </text:list-item>
      </text:list>
      <text:p text:style-name="P12"><text:span text:style-name="T58">When loading a protein structure, MolView shows the </text:span>asymmetric unit <text:span text:style-name="T58">by default. T</text:span>his function allows you to view the full biological unit <text:span text:style-name="T58">instead.</text:span></text:p>
      <text:list xml:id="list152523403828869" text:continue-numbering="true" text:style-name="WWNum1">
        <text:list-item>
          <text:list>
            <text:list-item>
              <text:h text:style-name="P43" text:outline-level="2"><text:bookmark-start text:name="_Toc1707399733"/><text:bookmark-start text:name="__RefHeading__935_2056605930"/>Chain representation<text:bookmark-end text:name="_Toc1707399733"/><text:bookmark-end text:name="__RefHeading__935_2056605930"/></text:h>
            </text:list-item>
          </text:list>
        </text:list-item>
      </text:list>
      <text:p text:style-name="P13"><text:span text:style-name="T54">You can choose from</text:span> four different chain representations. You can also view <text:span text:style-name="T54">the full chain structure</text:span> by enabling the <text:span text:style-name="T15">Bonds</text:span> option.</text:p>
      <text:list xml:id="list8398281554543591841" text:style-name="L9">
        <text:list-item>
          <text:p text:style-name="P14"><text:span text:style-name="T43">Ribbon:</text:span><text:span text:style-name="T42"> draws ribbon diagram </text:span><text:span text:style-name="T45">(default representation)</text:span></text:p>
        </text:list-item>
        <text:list-item>
          <text:p text:style-name="P14"><text:span text:style-name="T43">Cylinder and plate:</text:span><text:span text:style-name="T48"> solid cylinders for α-helices and solid plates for β-sheets</text:span></text:p>
        </text:list-item>
        <text:list-item>
          <text:p text:style-name="P14"><text:span text:style-name="T43">B-factor tube:</text:span><text:span text:style-name="T48"> tube were thickness is calculated from the B-factor </text:span><text:span text:style-name="T47">(thermal motion)</text:span></text:p>
        </text:list-item>
        <text:list-item>
          <text:p text:style-name="P14"><text:span text:style-name="T43">C-alpha trace:</text:span><text:span text:style-name="T42"> lines between central carbon atom in amino-acids </text:span><text:span text:style-name="T45">(very fast rendering)</text:span></text:p>
        </text:list-item>
      </text:list>
      <text:list xml:id="list152523663544901" text:continue-list="list152523403828869" text:style-name="WWNum1">
        <text:list-item>
          <text:list>
            <text:list-item>
              <text:h text:style-name="P43"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P13">You can choose from <text:span text:style-name="T55">six</text:span> chain color <text:span text:style-name="T55">schemes</text:span>.</text:p>
      <text:list xml:id="list2120876764351396170" text:style-name="L10">
        <text:list-item>
          <text:p text:style-name="P15"><text:span text:style-name="T43">Secondary structure:</text:span><text:span text:style-name="T42"> different colors for </text:span><text:span text:style-name="T48">α-helices, β-sheets, etc.</text:span></text:p>
        </text:list-item>
        <text:list-item>
          <text:p text:style-name="P15"><text:span text:style-name="T43">Spectrum:</text:span><text:span text:style-name="T42"> color spectrum </text:span><text:span text:style-name="T46">(rainbow</text:span><text:span text:style-name="T49">)</text:span></text:p>
        </text:list-item>
        <text:list-item>
          <text:p text:style-name="P15"><text:span text:style-name="T43">Chain:</text:span><text:span text:style-name="T42"> each chains gets a different color</text:span></text:p>
        </text:list-item>
        <text:list-item>
          <text:p text:style-name="P15"><text:span text:style-name="T44">Residue</text:span><text:span text:style-name="T43">:</text:span><text:span text:style-name="T42"> </text:span><text:span text:style-name="T50">all amino-acid residues are colored differently</text:span></text:p>
        </text:list-item>
        <text:list-item>
          <text:p text:style-name="P15"><text:span text:style-name="T43">Polarity:</text:span><text:span text:style-name="T48"> </text:span><text:span text:style-name="T42">colors polar amino-acids red and non polar amino-acids white</text:span></text:p>
        </text:list-item>
        <text:list-item>
          <text:p text:style-name="P15"><text:span text:style-name="T43">B-factor:</text:span><text:span text:style-name="T42"> blue for low B-factor and red for high B-factor </text:span><text:span text:style-name="T45">(if provided)</text:span></text:p>
        </text:list-item>
      </text:list>
      <text:h text:style-name="P36" text:outline-level="1"><text:bookmark-start text:name="__RefHeading__430_1037051591"/><text:bookmark-start text:name="_Toc1881362603"/>7. Advanced Jmol <text:bookmark-end text:name="_Toc1881362603"/><text:span text:style-name="T60">tools</text:span><text:bookmark-end text:name="__RefHeading__430_1037051591"/></text:h>
      <text:p text:style-name="P4">The <text:span text:style-name="T15">Jmol</text:span><text:span text:style-name="T19"> menu offers some awesome Jmol-only functions </text:span><text:span text:style-name="T23">and calculations</text:span><text:span text:style-name="T19">.</text:span></text:p>
      <text:list xml:id="list152524009118275" text:continue-list="list152523663544901" text:style-name="WWNum1">
        <text:list-item>
          <text:list>
            <text:list-item>
              <text:h text:style-name="P43" text:outline-level="2"><text:bookmark-start text:name="_Toc1787924906"/><text:bookmark-start text:name="__RefHeading__548_1037051591"/>Clear<text:bookmark-end text:name="_Toc1787924906"/><text:bookmark-end text:name="__RefHeading__548_1037051591"/></text:h>
            </text:list-item>
          </text:list>
        </text:list-item>
      </text:list>
      <text:p text:style-name="P3">Clears all executed calculations and measurements.</text:p>
      <text:list xml:id="list152522792812780" text:continue-numbering="true" text:style-name="WWNum1">
        <text:list-item>
          <text:list>
            <text:list-item>
              <text:h text:style-name="P43"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5">Enables High Quality rendering in Jmol <text:span text:style-name="T33">(enabled by default on fast devices)</text:span> When turned off, anti-aliasing is disabled and the <text:span text:style-name="T36">model</text:span> is drawn using lines <text:span text:style-name="T34">while transforming</text:span> i<text:span text:style-name="T35">t.</text:span></text:p>
      <text:list xml:id="list152524349472627" text:continue-numbering="true" text:style-name="WWNum1">
        <text:list-item>
          <text:list>
            <text:list-item>
              <text:h text:style-name="P43" text:outline-level="2"><text:bookmark-start text:name="_Toc74227810"/><text:bookmark-start text:name="__RefHeading__550_1037051591"/>Calculations<text:bookmark-end text:name="_Toc74227810"/><text:bookmark-end text:name="__RefHeading__550_1037051591"/></text:h>
            </text:list-item>
          </text:list>
        </text:list-item>
      </text:list>
      <text:p text:style-name="P3">You can perform the following Jmol calculations in Jmol:</text:p>
      <text:list xml:id="list2818326701381098337" text:style-name="L11">
        <text:list-item>
          <text:p text:style-name="P6"><text:span text:style-name="T15">MEP surface lucent/opaque:</text:span> calculates and projects molecular electrostatic potential on a translucent or opaque on van der Waals surface</text:p>
        </text:list-item>
        <text:list-item>
          <text:p text:style-name="P7"><text:span text:style-name="T15">Charge: </text:span><text:span text:style-name="T24">calculates and projects atomic charge as text label and white to atom color gradient</text:span></text:p>
        </text:list-item>
        <text:list-item>
          <text:p text:style-name="P6"><text:span text:style-name="T15">Bond dipoles:</text:span> calculates and draws the individual bond dipoles</text:p>
        </text:list-item>
        <text:list-item>
          <text:p text:style-name="P6"><text:span text:style-name="T15">Overall dipole: </text:span>calculates and draws the net bond dipole</text:p>
        </text:list-item>
        <text:list-item>
          <text:p text:style-name="P8"><text:span text:style-name="T15">Energy minimization:</text:span><text:span text:style-name="T19"> executes an </text:span><text:span text:style-name="T20">interactive </text:span><text:span text:style-name="T19">MMFF94</text:span><text:span text:style-name="T12"> energy minimization (note that this function only executes a maximum of 100 minimization steps at a time)</text:span></text:p>
        </text:list-item>
      </text:list>
      <text:list xml:id="list152523362958753" text:continue-list="list152524349472627" text:style-name="WWNum1">
        <text:list-item>
          <text:list>
            <text:list-item>
              <text:h text:style-name="P43"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P9">You can measure distance, angle and torsion using Jmol. You can activate and deactivate one of these measurement types via the Jmol menu.</text:p>
      <text:list xml:id="list4882219658088275168" text:style-name="L12">
        <text:list-item>
          <text:p text:style-name="P10"><text:span text:style-name="T15">Distance:</text:span><text:span text:style-name="T19"> distance between two atoms in </text:span><text:span text:style-name="T12">nm</text:span></text:p>
        </text:list-item>
        <text:list-item>
          <text:p text:style-name="P10"><text:span text:style-name="T15">Angle:</text:span><text:span text:style-name="T19"> angle between two bonds in de</text:span><text:span text:style-name="T12">g</text:span><text:span text:style-name="T13">rees</text:span></text:p>
        </text:list-item>
        <text:list-item>
          <text:p text:style-name="P10"><text:span text:style-name="T15">Torsion:</text:span><text:span text:style-name="T19"> torsion between four atoms in deg</text:span><text:span text:style-name="T21">rees</text:span></text:p>
        </text:list-item>
      </text:list>
      <text:p text:style-name="P3"><text:span text:style-name="T19">Note that </text:span><text:span text:style-name="T25">in some cases, </text:span><text:span text:style-name="T19">the resolved 3D model is only an approach of the real molecule, this means you have to execute an </text:span><text:span text:style-name="T7">Energy minimization</text:span><text:span text:style-name="T12">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text-properties style:font-name="DejaVu Sans"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loext:contextual-spacing="false" fo:line-height="100%" fo:keep-together="always" fo:keep-with-next="always"/>
      <style:text-properties style:font-name="Arial1"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2" fo:font-family="Arial" style:font-style-name="Regular"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loext: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loext: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loext: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loext: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loext: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loext: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loext: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loext: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loext: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loext: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loext: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Arial"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bdd8d"/>
    </style:style>
    <style:style style:name="MT2" style:family="text">
      <style:text-properties style:font-name="DejaVu Sans2" officeooo:rsid="00139e0a"/>
    </style:style>
    <style:style style:name="MT3" style:family="text">
      <style:text-properties style:font-name="Ari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lView v2.<text:span text:style-name="MT1">4</text:span> Manual<text:tab/><text:tab/><text:span text:style-name="MT1">June 2015</text:span></text:p>
      </style:header>
      <style:footer>
        <text:p text:style-name="MP2"><text:span text:style-name="MT2"><text:tab/></text:span><text:span text:style-name="MT3"><text:page-number text:select-page="current">11</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5-05-25T15:25:22.175543572</dc:date>
    <dc:title>MolView v2.2 manual</dc:title>
    <meta:generator>LibreOffice/4.3.7.2$Linux_X86_64 LibreOffice_project/430m0$Build-2</meta:generator>
    <meta:editing-duration>PT3H7M54S</meta:editing-duration>
    <meta:editing-cycles>113</meta:editing-cycles>
    <meta:document-statistic meta:table-count="0" meta:image-count="4" meta:object-count="0" meta:page-count="11" meta:paragraph-count="158" meta:word-count="1699" meta:character-count="10151" meta:non-whitespace-character-count="8662"/>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